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1" svg:font-family="'Nimbus Sans L'"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3"/>
    <style:style style:name="P11" style:family="paragraph" style:parent-style-name="Standard" style:list-style-name="L3"/>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T1" style:family="text">
      <style:text-properties fo:font-style="italic" style:font-style-asian="italic" style:font-style-complex="italic"/>
    </style:style>
    <style:style style:name="T2" style:family="text">
      <style:text-properties fo:language="en" fo:country="US"/>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Heading">org.tigris.mbt</text:p>
      <text:p text:style-name="Text_20_body">org.tigris.mbt is an implementation of Model-based testing built in java. It can <text:span text:style-name="T2">parse, merge and analyze your model, and then generate test cases, or rather test sequences,</text:span> from a finite-state machine (directed graph). The test sequences can be created statically, or run dynamically.</text:p>
      <text:p text:style-name="Text_20_body"><text:span text:style-name="T2">The tool itself supports no actual modeling. This is done in a separate tool, yEd from yWorks, which is available as a free download with unrestricted functionality. But org.tigris.mbt should work with any graphml-compatible editor.</text:span></text:p>
      <text:p text:style-name="Text_20_body"><text:span text:style-name="T2">The tool itself <text:s/>does no actual test execution of the test sequences. This is done by eg Quick Test Professional, Functional Tester, Win32::GuiTest or even tools made by you. What mbt does, is telling the test execution engines in what order to execute what functions (methods).</text:span></text:p>
      <text:p text:style-name="Heading">The graph</text:p>
      <text:p text:style-name="Text_20_body">In order for mbt to understand the model, there are some simple rules to follow.</text:p>
      <text:list text:style-name="L2">
        <text:list-item>
          <text:p text:style-name="P12">File format – GraphML<text:line-break/>The model has to be saved as a graphml file. </text:p>
        </text:list-item>
        <text:list-item>
          <text:p text:style-name="P12">The model has to be a directed graph, or digraph.</text:p>
        </text:list-item>
        <text:list-item>
          <text:p text:style-name="P12">Every graph must have one (and only one) vertex with the label 'Start'.<text:line-break/>This shows mbt the starting point in the graph.</text:p>
        </text:list-item>
        <text:list-item>
          <text:p text:style-name="P12">Every vertex in a graph must have a name. Edges usually has names, but are not required to have them. The name shall follow whatever naming convention is required of the test execution engine.</text:p>
        </text:list-item>
        <text:list-item>
          <text:p text:style-name="P12">Labels<text:line-break/>The first line of the label represents the name of the vertex or edge.</text:p>
        </text:list-item>
        <text:list-item>
          <text:p text:style-name="P12">Keywords<text:line-break/>Keywords are written within the label of a vertex or an edge. They must exist on their own line in the label, but no the first line.<text:line-break/><text:line-break/>MERGE<text:line-break/>This key means that the vertex will be merged with all other vertices with the same name, but not replaced by any subgraphs with the same name.<text:line-break/>This key is only valid for vertices.<text:line-break/><text:line-break/>NO_MERGE<text:line-break/>This key means that when merging graphs, this specific vertex will not be merged by any other vertex with the same name, or replaced by any subgraphs with the same name.<text:line-break/>This key is only valid for vertices.<text:line-break/><text:line-break/>BLOCKED<text:line-break/>This key means that the edge or vertex containing this keyword, will not be considered during the merge.<text:line-break/>Sometimes it can be useful, to mark vertcies or edges as BLOCKED due to bugs in the system you test. When the bug is removed, the BLOCKED keyword can be removed.<text:line-break/>This key is valid for both vertices and edges.<text:line-break/><text:line-break/>weight=n.n<text:line-break/>This keyword gives a probability value of choosing the edge during a test. The keyword must be associated with a real value. A value of 0.05 is the same as 5% chance of going down this road.<text:line-break/>The key is not valid when running in optimized modes.<text:line-break/>This key is only valid for edges.</text:p>
        </text:list-item>
      </text:list>
      <text:p text:style-name="Text_20_body"><draw:frame draw:style-name="fr2" draw:name="Frame5" text:anchor-type="paragraph" svg:x="0.5839in" svg:y="0.1984in" svg:width="4.5126in" style:rel-width="67%" svg:height="1.9016in" style:rel-height="scale-min" draw:z-index="6"><draw:text-box><text:p text:style-name="Fig"><draw:frame draw:style-name="fr4" draw:name="graphics4" text:anchor-type="paragraph" svg:y="0.0008in" svg:width="4.5126in" style:rel-width="100%" svg:height="1.9016in" style:rel-height="scale" draw:z-index="7"><draw:image xlink:href="../img/fig%204.png" xlink:type="simple" xlink:show="embed" xlink:actuate="onLoad"/></draw:frame>Fig <text:sequence text:ref-name="refFig0" text:name="Fig" text:formula="ooow:Fig+1" style:num-format="1">1</text:sequence>: Example of a graph with keywords. The keywords are: weight, NO_MERGE and BLOCKED</text:p></draw:text-box></draw:frame></text:p>
      <text:p text:style-name="Heading">Complex graphs</text:p>
      <text:p text:style-name="Standard">When a graph becomes complicated, a break-down of a single graph into several graphs can be very useful. Instead of selecting a single graph for the test, a folder is used. This folder contains one, or more graphs. When the test is run, MBT merges all graphs into one single graph. The merged graph is not written to any file during the test, but stored in memory. However, sometimes it can be useful to inspect the merged graph. </text:p>
      <text:list text:style-name="L3">
        <text:list-item>
          <text:p text:style-name="P10">Type 'java -jar mbt-1.0.jar merge -g &lt;<text:span text:style-name="T1">path to folder</text:span>&gt; -l <text:span text:style-name="T1">merged.graphml</text:span>' </text:p>
        </text:list-item>
        <text:list-item>
          <text:p text:style-name="P10">Open <text:span text:style-name="T1">merged.graphml</text:span> with yEd, and let yEd re-layout the model.</text:p>
        </text:list-item>
      </text:list>
      <text:p text:style-name="Heading">Merging of graphs</text:p>
      <text:p text:style-name="Standard">The folder, which contains the graphs, must have one, and only one mother-graph. A mother-graph is where the merging process starts. The rest of the graphs, are known as sub-graphs. </text:p>
      <text:p text:style-name="Standard">A mother-graph is defined as follows:</text:p>
      <text:list text:style-name="L1">
        <text:list-item>
          <text:p text:style-name="P2">The graph must have one, and only one vertex, named ”Start”.</text:p>
        </text:list-item>
        <text:list-item>
          <text:p text:style-name="P2">There can only be one out-edge from the ”Start” vertex.</text:p>
        </text:list-item>
        <text:list-item>
          <text:p text:style-name="P2">The out-edge from the ”Start” vertex must have a label.</text:p>
        </text:list-item>
        <text:list-item>
          <text:p text:style-name="P2">The name of the mother-graph is equal to the name of the destination vertex of the out-edge from the ”Start”-vertex.<text:line-break/><text:span text:style-name="T1">In the example below, the name of the mother-graph would be ”A”.</text:span></text:p>
        </text:list-item>
      </text:list>
      <text:p text:style-name="Standard"><draw:frame draw:style-name="fr1" draw:name="Frame1" text:anchor-type="paragraph" svg:width="2.8417in" draw:z-index="0"><draw:text-box fo:min-height="1.3563in"><text:p text:style-name="Illustration"><draw:frame draw:style-name="fr3" draw:name="graphics1" text:anchor-type="paragraph" svg:x="0.0016in" svg:y="0.0008in" svg:width="2.8417in" style:rel-width="100%" svg:height="1.3563in" style:rel-height="scale" draw:z-index="1"><draw:image xlink:href="../img/fig%201.png" xlink:type="simple" xlink:show="embed" xlink:actuate="onLoad"/></draw:frame>Fig 2: Example of a mother-graph, with the name ”A”</text:p></draw:text-box></draw:frame></text:p>
      <text:p text:style-name="Standard">A sub-graph is defined as follows:</text:p>
      <text:list text:style-name="L1">
        <text:list-item text:start-value="1">
          <text:p text:style-name="P2">The graph must have one, and only one vertex, named ”Start”.</text:p>
        </text:list-item>
        <text:list-item>
          <text:p text:style-name="P2">There can only be one out-edge from the ”Start” vertex.</text:p>
        </text:list-item>
        <text:list-item>
          <text:p text:style-name="P2">The out-edge from the ”Start” vertex can have no label, or the label must be empty.</text:p>
        </text:list-item>
        <text:list-item>
          <text:p text:style-name="P2">The name of the sub-graph is equal to the name of the destination vertex of the out-edge from the ”Start”-vertex.<text:line-break/><text:span text:style-name="T1">In the example below, the name of the sub-graph would be ”C”.</text:span></text:p>
        </text:list-item>
      </text:list>
      <text:p text:style-name="P1"><draw:frame draw:style-name="fr1" draw:name="Frame2" text:anchor-type="paragraph" svg:width="2.8417in" draw:z-index="2"><draw:text-box fo:min-height="1.3563in"><text:p text:style-name="Illustration"><draw:frame draw:style-name="fr3" draw:name="graphics2" text:anchor-type="paragraph" svg:x="0.0016in" svg:y="0.0008in" svg:width="2.8417in" style:rel-width="100%" svg:height="1.3563in" style:rel-height="scale" draw:z-index="3"><draw:image xlink:href="../img/fig%202.png" xlink:type="simple" xlink:show="embed" xlink:actuate="onLoad"/></draw:frame>Fig 3: Example of a sub-graph, with the name ”C”</text:p></draw:text-box></draw:frame></text:p>
      <text:p text:style-name="Standard"/>
      <text:p text:style-name="Standard">The advantage with mother- and sub-graphs is that it allows complex graphs with repeating patterns of vertices and edges, to be broken down into smaller and re-usable parts. A simple example of a merged graph is illustrated below. It is a merge from Fig 2 and 3.</text:p>
      <text:p text:style-name="Standard"><draw:frame draw:style-name="fr1" draw:name="Frame3" text:anchor-type="paragraph" svg:width="4.7528in" draw:z-index="4"><draw:text-box fo:min-height="1.772in"><text:p text:style-name="Illustration"><draw:frame draw:style-name="fr3" draw:name="graphics3" text:anchor-type="paragraph" svg:x="0.0016in" svg:y="0.0008in" svg:width="4.7528in" style:rel-width="100%" svg:height="1.772in" style:rel-height="scale" draw:z-index="5"><draw:image xlink:href="../img/fig%203.png" xlink:type="simple" xlink:show="embed" xlink:actuate="onLoad"/></draw:frame>Fig 4: Merged graph from Fig 2 and 3</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1" svg:font-family="'Nimbus Sans L'"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Fig" style:family="paragraph" style:parent-style-name="Caption"/>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2-15T12:16:17</meta:creation-date>
    <dc:date>2007-06-10T22:43:01</dc:date>
    <dc:language>en-US</dc:language>
    <meta:editing-cycles>75</meta:editing-cycles>
    <meta:editing-duration>PT6H29M20S</meta:editing-duration>
    <meta:user-defined meta:name="Info 1"/>
    <meta:user-defined meta:name="Info 2"/>
    <meta:user-defined meta:name="Info 3"/>
    <meta:user-defined meta:name="Info 4"/>
    <meta:document-statistic meta:table-count="0" meta:image-count="4" meta:object-count="0" meta:page-count="3" meta:paragraph-count="33" meta:word-count="852" meta:character-count="4619"/>
  </office:meta>
</office:document-meta>
</file>